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  <style:text-properties officeooo:paragraph-rsid="0144d40e"/>
    </style:style>
    <style:style style:name="P2" style:family="paragraph" style:parent-style-name="Text_20_body">
      <style:paragraph-properties fo:text-align="start" style:justify-single-word="false" style:writing-mode="lr-tb"/>
      <style:text-properties officeooo:paragraph-rsid="0144d40e"/>
    </style:style>
    <style:style style:name="P3" style:family="paragraph" style:parent-style-name="Text_20_body">
      <style:paragraph-properties fo:text-align="start" style:justify-single-word="false" style:writing-mode="lr-tb"/>
      <style:text-properties officeooo:paragraph-rsid="0144de05"/>
    </style:style>
    <style:style style:name="T1" style:family="text">
      <style:text-properties fo:color="#1c1c1c" style:font-name="Ubuntu" fo:font-size="18pt" style:text-underline-style="none" fo:font-weight="bold" officeooo:rsid="0144d40e" style:font-size-asian="16pt" style:font-weight-asian="bold" style:font-name-complex="Ubuntu" style:font-size-complex="14pt" style:font-weight-complex="bold"/>
    </style:style>
    <style:style style:name="T2" style:family="text">
      <style:text-properties fo:color="#1c1c1c" style:font-name="Ubuntu" fo:font-size="18pt" style:text-underline-style="none" fo:font-weight="bold" officeooo:rsid="0144de05" style:font-size-asian="16pt" style:font-weight-asian="bold" style:font-name-complex="Ubuntu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Create social network like Instagram </text:span></text:span></text:p>
      <text:p text:style-name="P1"><text:span text:style-name="Source_20_Text"><text:span text:style-name="T1"/></text:span></text:p>
      <text:p text:style-name="P1"><text:span text:style-name="Source_20_Text"><text:span text:style-name="T1">user can choose their tier and based on it will display posts to them </text:span></text:span></text:p>
      <text:p text:style-name="P1"><text:span text:style-name="Source_20_Text"><text:span text:style-name="T1">when user create post can upload multiple files and they will upload to directory specific for this user based on his id 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3"><text:span text:style-name="Source_20_Text"><text:span text:style-name="T2">after user subscribe to another user he will be able to see posts from the other user based on his tier and the original post tier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555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4T20:40:23.470746405</dc:date>
    <meta:editing-duration>P1DT9H20M42S</meta:editing-duration>
    <meta:editing-cycles>106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67" meta:character-count="359" meta:non-whitespace-character-count="292"/>
  </office:meta>
</office:document-meta>
</file>